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6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6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63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09-06" calcext:value-type="date">
            <text:p>06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2-06" calcext:value-type="date">
            <text:p>06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3-10" calcext:value-type="date">
            <text:p>10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6-06" calcext:value-type="date">
            <text:p>06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7-07" calcext:value-type="date">
            <text:p>07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8-07" calcext:value-type="date">
            <text:p>07/08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13])" office:value-type="float" office:value="0" calcext:value-type="float">
            <text:p>-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0" number:min-decimal-places="0" number:min-integer-digits="1" number:grouping="true"/>
    </number:number-style>
    <number:number-style style:name="N11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1">
      <number:text>R$-""""""""""""""""</number:text>
      <style:map style:condition="value()&gt;0" style:apply-style-name="N111P0"/>
      <style:map style:condition="value()&lt;0" style:apply-style-name="N111P1"/>
    </number:number-style>
    <number:number-style style:name="N113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3">
      <number:text>(</number:text>
      <number:currency-symbol/>
      <number:text>\,)</number:text>
      <style:map style:condition="value()&gt;=0" style:apply-style-name="N113P0"/>
    </number:currency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"</number:text>
      <number:number number:decimal-places="0" number:min-decimal-places="0" number:min-integer-digits="0"/>
      <number:text>"</number:text>
    </number:number-style>
    <number:currency-style style:name="N11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7P0"/>
    </number:currency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6">
      <number:text>R$-""""""""""""""""""""""""""""""""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0:59:28.3310000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8-12">00/00/0000</text:date></text:span><text:span text:style-name="MT6"><text:s/>- </text:span><text:span text:style-name="MT6"><text:time style:data-style-name="N2" text:time-value="10:59:28.334000000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0:59:28.34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8-12T11:03:58.098000000</dc:date>
    <dc:language>pt-PT</dc:language>
    <meta:editing-cycles>647</meta:editing-cycles>
    <meta:editing-duration>P3DT14H32M</meta:editing-duration>
    <meta:print-date>2022-12-01T16:36:33.088000000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